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CLM" svg:font-family="'David CLM'" style:font-adornments="Medium" style:font-pitch="variable"/>
    <style:font-face style:name="David Libre" svg:font-family="'David Libre'" style:font-family-generic="roman" style:font-pitch="variable"/>
    <style:font-face style:name="David Libre1" svg:font-family="'David Libre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family-generic="roman" style:font-pitch="variable"/>
    <style:font-face style:name="Noto Serif Hebrew ExtCond SemBd" svg:font-family="'Noto Serif Hebrew ExtCond SemBd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Quicksand" svg:font-family="Quicksand" style:font-family-generic="roman" style:font-pitch="variable"/>
    <style:font-face style:name="Rubik" svg:font-family="Rubik" style:font-family-generic="system" style:font-pitch="variable"/>
  </office:font-face-decls>
  <office:automatic-styles>
    <style:style style:name="P1" style:family="paragraph" style:parent-style-name="Text_20_body" style:list-style-name="WWNum1"/>
    <style:style style:name="T1" style:family="text">
      <style:text-properties fo:language="en" fo:country="US" officeooo:rsid="0015f7ea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/>
        </text:list-item>
        <text:list-item>
          <text:p text:style-name="P1"><draw:frame draw:style-name="fr1" draw:name="Object1" text:anchor-type="char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CLM" svg:font-family="'David CLM'" style:font-adornments="Medium" style:font-pitch="variable"/>
    <style:font-face style:name="David Libre" svg:font-family="'David Libre'" style:font-family-generic="roman" style:font-pitch="variable"/>
    <style:font-face style:name="David Libre1" svg:font-family="'David Libre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family-generic="roman" style:font-pitch="variable"/>
    <style:font-face style:name="Noto Serif Hebrew ExtCond SemBd" svg:font-family="'Noto Serif Hebrew ExtCond SemBd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Quicksand" svg:font-family="Quicksand" style:font-family-generic="roman" style:font-pitch="variable"/>
    <style:font-face style:name="Rubik" svg:font-family="Rubi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2pt" style:language-asian="zh" style:country-asian="CN" style:font-name-complex="Lohit Devanagari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IL" style:letter-kerning="true" style:font-name-asian="Noto Serif CJK SC" style:font-size-asian="12pt" style:language-asian="zh" style:country-asian="CN" style:font-name-complex="Lohit Devanagari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398in" fo:margin-bottom="0.0193in" style:contextual-spacing="false" fo:line-height="150%" fo:text-align="justify" style:justify-single-word="false" fo:orphans="2" fo:widows="2" fo:hyphenation-ladder-count="no-limit" fo:text-indent="0in" style:auto-text-indent="false" style:punctuation-wrap="simple" style:writing-mode="lr-tb">
        <style:tab-stops/>
      </style:paragraph-properties>
      <style:text-properties style:use-window-font-color="true" loext:opacity="0%" style:font-name="David CLM" fo:font-family="'David CLM'" style:font-style-name="Medium" style:font-pitch="variable" fo:font-size="11pt" fo:language="en" fo:country="IL" fo:font-weight="normal" style:letter-kerning="true" style:font-name-asian="Noto Serif CJK SC" style:font-family-asian="'Noto Serif CJK SC'" style:font-family-generic-asian="system" style:font-pitch-asian="variable" style:font-size-asian="11pt" style:language-asian="zh" style:country-asian="CN" style:font-weight-asian="normal" style:font-name-complex="David CLM" style:font-family-complex="'David CLM'" style:font-style-name-complex="Medium" style:font-pitch-complex="variable" style:font-size-complex="11pt" style:language-complex="he" style:country-complex="I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use-window-font-color="true" loext:opacity="0%" style:font-name="David Libre" fo:font-family="'David Libre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avid Libre1" style:font-family-complex="'David Libr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 fo:text-align="center" style:justify-single-word="false" style:border-line-width-bottom="0.0102in 0.0102in 0.0102in" fo:padding-left="0in" fo:padding-right="0in" fo:padding-top="0in" fo:padding-bottom="0.0138in" fo:border-left="none" fo:border-right="none" fo:border-top="none" fo:border-bottom="2.24pt double #000000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1339in" fo:margin-bottom="0.0709in" style:contextual-spacing="false" fo:padding-left="0in" fo:padding-right="0in" fo:padding-top="0in" fo:padding-bottom="0.0138in" fo:border-left="none" fo:border-right="none" fo:border-top="none" fo:border-bottom="0.99pt solid #000000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0972in" fo:margin-bottom="0.0835in" style:contextual-spacing="false" fo:padding-left="0in" fo:padding-right="0in" fo:padding-top="0in" fo:padding-bottom="0.0138in" fo:border-left="none" fo:border-right="none" fo:border-top="none" fo:border-bottom="0.99pt fine-dashed #000000"/>
      <style:text-properties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WWNum1" style:list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WWNum1" style:list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WWNum1" style:list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WWNum1" style:list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normal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WWNum1" style:list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WWNum1" style:list-level="9" style:class="text">
      <style:paragraph-properties fo:margin-top="0.0417in" fo:margin-bottom="0.0417in" style:contextual-spacing="false"/>
      <style:text-properties fo:font-size="9pt" fo:font-weight="normal" style:font-size-asian="9pt" style:font-weight-asian="normal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9" style:list-style-name="WWNum1" style:list-level="9" style:class="text">
      <style:paragraph-properties fo:margin-top="0.0417in" fo:margin-bottom="0.0417in" style:contextual-spacing="false"/>
      <style:text-properties fo:font-size="9pt" fo:font-weight="normal" style:font-size-asian="9pt" style:font-weight-asian="normal" style:font-size-complex="9pt" style:font-weight-complex="normal"/>
    </style:style>
    <style:style style:name="List_20_1_20_Start" style:display-name="List 1 Start" style:family="paragraph" style:parent-style-name="List" style:next-style-name="List_20_2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Bullet_20_3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Bullet_20_3" style:display-name="List Bullet 3" style:family="paragraph" style:parent-style-name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fo:language="en" fo:country="IL" fo:font-style="normal" style:font-size-asian="10pt" style:font-style-asian="normal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fo:background-color="#dddddd" fo:padding="0.0417in" fo:border="0.26pt solid #000000" style:shadow="none" style:writing-mode="lr-tb"/>
      <style:text-properties fo:color="#000000" loext:opacity="100%"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102in 0.0102in 0.0102in" fo:padding-left="0in" fo:padding-right="0in" fo:padding-top="0in" fo:padding-bottom="0.0138in" fo:border-left="none" fo:border-right="none" fo:border-top="none" fo:border-bottom="2.24pt double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none" draw:fill-color="#eeeeee"/>
      <style:paragraph-properties fo:margin-left="0.3902in" fo:margin-right="0.3902in" fo:margin-top="0.0402in" fo:margin-bottom="0.2in" style:contextual-spacing="false" fo:line-height="115%" fo:text-indent="0in" style:auto-text-indent="false" style:page-number="auto" fo:background-color="transparent" fo:padding-left="0.1402in" fo:padding-right="0.0402in" fo:padding-top="0in" fo:padding-bottom="0in" fo:border-left="1.5pt solid #000000" fo:border-right="none" fo:border-top="none" fo:border-bottom="none" style:shadow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dy_20_Text_20_Indent" style:display-name="Body Text Indent" style:family="paragraph" style:parent-style-name="Text_20_body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.3937in"/>
        </style:tab-stops>
      </style:paragraph-properties>
    </style:style>
    <style:style style:name="List_20_Continue" style:display-name="List Continue" style:family="paragraph" style:parent-style-name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2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Continue_20_2" style:display-name="List Continue 2" style:family="paragraph" style:parent-style-name="List">
      <style:paragraph-properties fo:margin-left="0.5in" fo:margin-right="0in" fo:margin-top="0in" fo:margin-bottom="0.0835in" style:contextual-spacing="false" fo:text-indent="0in" style:auto-text-indent="false"/>
    </style:style>
    <style:style style:name="List_20_Bullet_20_5" style:display-name="List Bullet 5" style:family="paragraph" style:parent-style-name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Continue_20_4" style:display-name="List Continue 4" style:family="paragraph" style:parent-style-name="List">
      <style:paragraph-properties fo:margin-left="1in" fo:margin-right="0in" fo:margin-top="0in" fo:margin-bottom="0.0835in" style:contextual-spacing="false" fo:text-indent="0in" style:auto-text-indent="false"/>
    </style:style>
    <style:style style:name="List_20_Continue_20_5" style:display-name="List Continue 5" style:family="paragraph" style:parent-style-name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Number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Number" style:display-name="List Number" style:family="paragraph" style:parent-style-name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Number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List_20_Number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Number_20_4" style:display-name="List Number 4" style:family="paragraph" style:parent-style-name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1.9689in"/>
        </style:tab-stops>
      </style:paragraph-properties>
    </style:style>
    <style:style style:name="Annotation_20_Text" style:display-name="Annotation Text" style:family="paragraph" style:parent-style-name="Text_20_body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family-generic="roman" style:font-pitch="variable" fo:font-weight="normal" style:font-weight-asian="normal" style:font-name-complex="Noto Serif Hebrew ExtCond SemBd" style:font-family-complex="'Noto Serif Hebrew ExtCond SemBd'" style:font-family-generic-complex="system" style:font-pitch-complex="variable" style:font-size-complex="9pt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6:29:10.112642662</meta:creation-date>
    <dc:language>en-IL</dc:language>
    <meta:editing-cycles>2</meta:editing-cycles>
    <dc:title>English</dc:title>
    <meta:generator>LibreOffice/24.2.4.2$Linux_X86_64 LibreOffice_project/420$Build-2</meta:generator>
    <meta:editing-duration>PT9M2S</meta:editing-duration>
    <dc:date>2024-06-08T16:38:11.944887051</dc:date>
    <meta:document-statistic meta:table-count="0" meta:image-count="0" meta:object-count="1" meta:page-count="1" meta:paragraph-count="0" meta:word-count="0" meta:character-count="0" meta:non-whitespace-character-count="0"/>
    <meta:user-defined meta:name="AppVersion">16.0000</meta:user-defined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sl    {\ell}§\def\sj    {\jmath}§\def\si    {\imath}§§\def\powerset {\mathcal{P}}§\def\ps       {\mathcal{P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given {\text{given }}§\def\case  {\text{if }}§\def\syx   {\text{ syntax}}§\def\rule  {\text{ rule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{\triangle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English" xlink:href="../../../../.config/libreoffice/4/user/template/English.ott" meta:date="2024-06-08T16:29:09.73446321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Monaspace Argon'" style:font-style-name="Regular" style:font-pitch="fixed" fo:font-size="10pt" style:font-size-asian="10pt" style:font-family-complex="'Monaspace Argon'" style:font-style-name-complex="Regular" style:font-pitch-complex="fixed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David CLM'" style:font-style-name="Medium" fo:font-size="10pt" style:font-size-asian="10pt" style:font-family-complex="'David CLM'" style:font-style-name-complex="Medium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David CLM'" style:font-style-name="Medium" fo:font-size="10pt" style:font-size-asian="10pt" style:font-family-complex="'David CLM'" style:font-style-name-complex="Medium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72d" draw:fill-color="#00472d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2f5e" draw:fill-color="#002f5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2.961cm" svg:y="4.004cm" style:legend-expansion="high" chart:style-name="ch2"/>
        <chart:plot-area chart:style-name="ch3" chart:data-source-has-labels="both" svg:x="0.319cm" svg:y="0.179cm" svg:width="12.323cm" svg:height="8.641cm">
          <chart:coordinate-region svg:x="1.628cm" svg:y="0.353cm" svg:width="10.483cm" svg:height="7.87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ros()</text:p>
              </table:table-cell>
              <table:table-cell office:value-type="string">
                <text:p>zeros2()</text:p>
              </table:table-cell>
            </table:table-row>
          </table:table-header-rows>
          <table:table-rows>
            <table:table-row>
              <table:table-cell office:value-type="string">
                <text:p>2**100</text:p>
              </table:table-cell>
              <table:table-cell office:value-type="float" office:value="0.00002297">
                <text:p>0.00002297</text:p>
              </table:table-cell>
              <table:table-cell office:value-type="float" office:value="0.00002211">
                <text:p>0.00002211</text:p>
              </table:table-cell>
            </table:table-row>
            <table:table-row>
              <table:table-cell office:value-type="string">
                <text:p>2**250</text:p>
              </table:table-cell>
              <table:table-cell office:value-type="float" office:value="0.00001864">
                <text:p>0.00001864</text:p>
              </table:table-cell>
              <table:table-cell office:value-type="float" office:value="0.000008073">
                <text:p>0.000008073</text:p>
              </table:table-cell>
            </table:table-row>
            <table:table-row>
              <table:table-cell office:value-type="string">
                <text:p>2**600</text:p>
              </table:table-cell>
              <table:table-cell office:value-type="float" office:value="0.00003577">
                <text:p>0.00003577</text:p>
              </table:table-cell>
              <table:table-cell office:value-type="float" office:value="0.00001596">
                <text:p>0.00001596</text:p>
              </table:table-cell>
            </table:table-row>
            <table:table-row>
              <table:table-cell office:value-type="string">
                <text:p>2**1400</text:p>
              </table:table-cell>
              <table:table-cell office:value-type="float" office:value="0.0001023">
                <text:p>0.0001023</text:p>
              </table:table-cell>
              <table:table-cell office:value-type="float" office:value="0.00003582">
                <text:p>0.00003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